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the occasion of 4 Bar Mitzvah/</text:p>
      <text:p text:style-name="P5"/>
      <text:p text:style-name="P4">[Page 1]</text:p>
      <text:p text:style-name="P4">The occasion is extraordinary. <text:s/>It must call forth some remarks./ <text:s/>I do not believe that the history of this Congregation, can point/ to <text:span text:style-name="T1">that what</text:span><text:span text:style-name="T3"> the circumstance we have witnessed to-day, I mean, the addition/ of four lads on one Sabbath to the number of God's worship-/-pers. <text:s/>At all events, I, who have long been connected with it,/ do not remember a similar instance. <text:s/>I am glad it has happened,/ and I give free expression to my feelings, because the hope founded/ upon the teaching of our experienced Rabbis </text:span><text:span text:style-name="T1">receives</text:span><text:span text:style-name="T3"> obtains confirm-/-ation thereby [Hebrew]/ "Every union formed for the sake of honoring God, is destined to/ remain." <text:s/>He unusual </text:span><text:span text:style-name="T1">increase</text:span><text:span text:style-name="T3"> accession just received, augurs well/ for the continuance of our sacred institution. <text:s/></text:span><text:span text:style-name="T4">It will be</text:span><text:span text:style-name="T5">/ preserved, and with it will be effected the object of the/ worship, which is neither the temporal support of any one/ individual, nor the gratification of the personal ambition/ of a few, but most unqualifiedly and truly the pro-/-motion of practical righteousness. <text:s/>In that light it has been viewed/ by the good men of past ages, and so I do trust and/ pray it may ever be regarded in Israel./</text:span></text:p>
      <text:p text:style-name="P6">Simeon the just, a member of the great synod once/</text:p>
      <text:p text:style-name="P6"/>
      <text:p text:style-name="P6">[Page 2]</text:p>
      <text:p text:style-name="P4"><text:span text:style-name="T5">presided over by Ezra the priest placed worship as/ the central pillar, on which the world of Judaism firmly/ rests. <text:s/>[Hebrew]/ Torah--the knowledge of the holy law--, and Gemehet Chassa-/-dim acts of </text:span><text:soft-page-break/><text:span text:style-name="T5">beneficence--stand each by the side of Abodat/ divine service, and set off its real worth. <text:s/>What is it, my/ Brethren? <text:s/>What is in very deed this assemblage in a/ peculiar spot which we keep up at the cost of time and/ means? <text:s/>What, but a monitor, a constant reminder/ of our dependence on the Almighty, and of our community/ of origin and interests? <text:s/>But can utterances emanating from/ persons whose minds are void of the understanding of the/ Sinaic instruction, and whose hearts are closed against cha-/-ritable instincts be termed a worship? <text:s/>It could no more/ be asserted that wilful[sic!] ignorance and unkindness can offer/ a holy communion, than to </text:span><text:span text:style-name="T2">say</text:span><text:span text:style-name="T5"> be said that learning means piety,/ and alms </text:span><text:span text:style-name="T2">giving</text:span><text:span text:style-name="T5"> doled out is a most acceptable divine service. <text:s/>No, unless the/ places where Israelites meet to pray serve to enlighten the/ attendants into the path of religious duties, and to soften/ their feelings, or to say it, as Simeon the just was accusto-/-med to express it, unless Torah--the knowledge of the Law,/ and Gemehet Chassadim--died of goodness, stand side by side/</text:span></text:p>
      <text:p text:style-name="P6"/>
      <text:p text:style-name="P6">[Page 3]</text:p>
      <text:p text:style-name="P4"><text:span text:style-name="T5">With the Abodah-worship, the latter cease to be of any/ appreciable value. <text:s/>We must then by that our religious/ union be deserving to remain by showing itself a [Hebrew]/ To do it, gold is unavoidably needed, but not to such a/ degree as to deter the honest working-man from contributing/ effectually to that end. <text:s/>for, he who bestows the little/ he can spare </text:span><text:span text:style-name="T2">from</text:span><text:span text:style-name="T5"> after having supplied his legitimate wants, to maintain the/ worship, but gives more largely than of money his time,/ his thoughts, his feelings to the </text:span><text:span text:style-name="T2">promotion</text:span><text:span text:style-name="T5"> furtherance of that glorious/ object, may be said to have mightly[sic!] sustained Judaism./ <text:s/>Now: I think, I do not misplace my confidence when I/ look to our first Bar Mitzvah as a future contributor to the/ preservation of our institution. <text:s/>Only He who apportions/ to each of us a lot, which His wisdom judges best, knows/ whether the means at the disposal of our newly quali-/-fied Cohen, will be ample and proportionately devoted/ to the maintenance of the Synagogue, but arguing from/ surroundings, I have cause to believe that his presence and/ his anxiety to practically carry out the purpose of Synagogue/ attendance will be unlimited by circumstances./</text:span></text:p>
      <text:p text:style-name="P6"/>
      <text:p text:style-name="P6">[Page 4]</text:p>
      <text:p text:style-name="P6">About the three who succeeded him, no anticipations can/ be approximately formed. <text:s/>My prayers are for them: aye:/ more than my prayers, my soul's yearnings are for their/ healthful growth as palm-trees in the courts of our Lord./ <text:s/>Ever since the establishment which has fostered those lads/ was opened, I set my hopes within its walls. <text:s/>I expected/ that form there, the teachers of American Israel would/ issue forth, according to the aphorism [Hebrew]/ Away from <text:span text:style-name="T1">the</text:span> outside influences which, at times, pervert/ the studious and righteous dispositions of our children; brought/ up to <text:span text:style-name="T1">feel</text:span> understand that all they enjoy is not, as our sons and/ daughters consider it, a matter of course, a thing that can-/-not be otherwise, but rather a gift from the Source of/ beneficence daily bestowed, they might have become the fittest/ to impart Judaism in its purity. <text:s/>So far I have met/ with disappointments. <text:s/>Some did proceed from that <text:span text:style-name="T1">Int</text:span>/ Institute, who in the ordinary walks of life commend them-/-selves to our esteem; some are pursuing with intelligence/ and conscientious industry the course laid out for their/ apprenticeship, but scarcely any can be pointed to that/ chose for their calling the ministry of the Lord, studying/ the interests of Judaism, and laboring to uphold its time-honored/ standard./</text:p>
      <text:p text:style-name="P6"/>
      <text:p text:style-name="P6">[Page 5]</text:p>
      <text:p text:style-name="P6">But aside from that; the inmates of that asylum coming from various sections of the land, have/ scattered to different parts <text:span text:style-name="T1">of the land,</text:span> thereof, and they will be likely/ still to leave our midst, thus disabling <text:span text:style-name="T1">f</text:span> me from judging/ personally whether they will be supporters of the Divine/ worship by natural and spiritual agencies./</text:p>
      <text:p text:style-name="P6">Nevertheless, while I dare not form an opinion about the/ selection of my three young brothers' future <text:span text:style-name="T1">course in life</text:span> career,/ I must exhort them to turn to good account the advantages/ possessed, to study assiduously, depending on my assurance/ that if they or nay of their school-mates decide upon/ a choice <text:soft-page-break/>which will supply our sacred desks with readers,/ and our pulpits with preachers, the facilities for effecting/ their arm will be <text:span text:style-name="T1">forthcomin</text:span> held out. <text:s/>And may the/ God of Israel guide those three lads of our faith with His counsel./ <text:s/>May He who cast a shield round their lives <text:span text:style-name="T1">existence</text:span>, when they stood/ a target to the arrows of misfortune, ever deliver them from/ the onslaught of sin, so that a well spent <text:span text:style-name="T1">life</text:span> existence may en-/-title them to the honor they have sought to day. <text:s/>May they/ feel that humbleness in childhood is a ladder to exaltation/ in manhood, and so believing, endeavour to ascend each/ step till they reach the topmost happiness/ and the sanctification of the name of the Lord./</text:p>
      <text:p text:style-name="P6"/>
      <text:p text:style-name="P6">[Page 6]</text:p>
      <text:p text:style-name="P6">And may, my brother Cohen to whom the privilege/ of blessing has been given, see the realization of/ our Rabbis' saying [Hebrew]/ [Hebrew], that whosoever needs Divine/ assistance and prays that it may be showered down/ upon others, he will obtain it first. <text:s/>May our/ Bar Mitzvah exercise his prerogative not merely by/ conforming with an outward <text:span text:style-name="T1">form</text:span> observance, but by having always/ a benediction in his heart for all the creatures of the/ earth. <text:s/>May he notably hold it for the benefactors/ of his early days, and <text:span text:style-name="T1">the</text:span> his unwavering friends/ in after-life; even his parents who hope that his/ even temperament and good disposition may have/ enabled them to <text:span text:style-name="T1">have</text:span> offer<text:span text:style-name="T1">ed</text:span> Judaism a staunch/ supporter, doing honor to the house of Israel, and/ glorifying their One God./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2T15:38:21.39</meta:creation-date>
    <dc:date>2012-09-13T11:44:00.18</dc:date>
    <dc:creator>Penn Libraries</dc:creator>
    <meta:editing-duration>PT00H37M3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76" meta:word-count="1372" meta:character-count="8439"/>
  </office:meta>
</office:document-meta>
</file>